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2bc" officeooo:paragraph-rsid="001ef2bc"/>
    </style:style>
    <style:style style:name="P2" style:family="paragraph" style:parent-style-name="Standard">
      <style:text-properties officeooo:rsid="001ef2bc" officeooo:paragraph-rsid="001ef2bc"/>
    </style:style>
    <style:style style:name="P3" style:family="paragraph" style:parent-style-name="Standard">
      <style:text-properties officeooo:rsid="00218560" officeooo:paragraph-rsid="00218560"/>
    </style:style>
    <style:style style:name="P4" style:family="paragraph" style:parent-style-name="Standard">
      <style:text-properties officeooo:rsid="0028d15f" officeooo:paragraph-rsid="0028d15f"/>
    </style:style>
    <style:style style:name="T1" style:family="text">
      <style:text-properties officeooo:rsid="0020bf7d"/>
    </style:style>
    <style:style style:name="T2" style:family="text">
      <style:text-properties officeooo:rsid="00218560"/>
    </style:style>
    <style:style style:name="T3" style:family="text">
      <style:text-properties officeooo:rsid="0023a489"/>
    </style:style>
    <style:style style:name="T4" style:family="text">
      <style:text-properties officeooo:rsid="0024e0b4"/>
    </style:style>
    <style:style style:name="T5" style:family="text">
      <style:text-properties officeooo:rsid="00250e71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2a37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install git neovim xorg xserver-xorg xwallpaper gcc make libxft-dev libx11-dev libxinerama-dev libxcbl-dev firefox-esr vifm <text:s/>zsh zsh-common zsh-autosuggestions zsh-syntax-highlighting exa pcmanfm -yy </text:p>
      <text:p text:style-name="P1"/>
      <text:p text:style-name="P1"/>
      <text:p text:style-name="P1">git clone <text:a xlink:type="simple" xlink:href="https://gitlab.com/linuxdabbler/suckless.git" text:style-name="Internet_20_link" text:visited-style-name="Visited_20_Internet_20_Link">https://gitlab.com/linuxdabbler/suckless.git</text:a>/ </text:p>
      <text:p text:style-name="P1"/>
      <text:p text:style-name="P1"/>
      <text:p text:style-name="P1">git clone <text:s/><text:a xlink:type="simple" xlink:href="https://gitlab.com/linuxdabbler/dotfiles.git" text:style-name="Internet_20_link" text:visited-style-name="Visited_20_Internet_20_Link">https://gitlab.com/linuxdabbler/dotfiles.git</text:a>/</text:p>
      <text:p text:style-name="P1"/>
      <text:p text:style-name="P1">git clone <text:a xlink:type="simple" xlink:href="https://gitlab.com/linuxdabbler/debian-install-scripts.git" text:style-name="Internet_20_link" text:visited-style-name="Visited_20_Internet_20_Link">https://gitlab.com/linuxdabbler/debian-install-scripts.git</text:a>/</text:p>
      <text:p text:style-name="P1"/>
      <text:p text:style-name="P1">ls</text:p>
      <text:p text:style-name="P1">mkdir -p ~/.local/share</text:p>
      <text:p text:style-name="P1"/>
      <text:p text:style-name="P1">mv <text:s/><text:a xlink:type="simple" xlink:href="https://gitlab.com/linuxdabbler/debian-install-scripts.git" text:style-name="Internet_20_link" text:visited-style-name="Visited_20_Internet_20_Link">debian-install-scripts</text:a>/ dotfiles/ ~/.local/share/ <text:s/></text:p>
      <text:p text:style-name="P1"/>
      <text:p text:style-name="P1">mkdir -p ~/.local/src</text:p>
      <text:p text:style-name="P1"/>
      <text:p text:style-name="P1">cd suckless/ </text:p>
      <text:p text:style-name="P1"/>
      <text:p text:style-name="P1">ls</text:p>
      <text:p text:style-name="P1"/>
      <text:p text:style-name="P1">mv dwm ../ </text:p>
      <text:p text:style-name="P1"/>
      <text:p text:style-name="P1">ls</text:p>
      <text:p text:style-name="P1"/>
      <text:p text:style-name="P1">cd ..</text:p>
      <text:p text:style-name="P1"/>
      <text:p text:style-name="P1">mv suckless/ ~/.local/src/</text:p>
      <text:p text:style-name="P1"/>
      <text:p text:style-name="P1">cd .local/src/suckless/</text:p>
      <text:p text:style-name="P1"/>
      <text:p text:style-name="P1">ls</text:p>
      <text:p text:style-name="P1"/>
      <text:p text:style-name="P1">cd dmenu/</text:p>
      <text:p text:style-name="P1"/>
      <text:p text:style-name="P1">ls</text:p>
      <text:p text:style-name="P1"/>
      <text:p text:style-name="P1">make</text:p>
      <text:p text:style-name="P1"/>
      <text:p text:style-name="P1">ls</text:p>
      <text:p text:style-name="P1"/>
      <text:p text:style-name="P1">sudo ln-s ~/.local/src/suckless/dmenu/dmenu /usr/local/bin/</text:p>
      <text:p text:style-name="P1"/>
      <text:p text:style-name="P1">sudo ln-s ~/.local/src/suckless/dmenu/dmenu_path /usr/local/bin/</text:p>
      <text:p text:style-name="P1"/>
      <text:p text:style-name="P1">sudo ln-s ~/.local/src/suckless/dmenu/dmenu_run/usr/local/bin/</text:p>
      <text:p text:style-name="P1"/>
      <text:p text:style-name="P1"><text:soft-page-break/>sudo ln-s ~/.local/src/suckless/dmenu/dmenu/<text:span text:style-name="T1">s</text:span>test/usr/local/bin/</text:p>
      <text:p text:style-name="P1"/>
      <text:p text:style-name="P1"/>
      <text:p text:style-name="P1">cd .. </text:p>
      <text:p text:style-name="P1"><text:s/>ls</text:p>
      <text:p text:style-name="P1"/>
      <text:p text:style-name="P1">cd sfm</text:p>
      <text:p text:style-name="P1"/>
      <text:p text:style-name="P1">ln -s ~/.local/src/suckless/sfm/sfm ~/.local/bin</text:p>
      <text:p text:style-name="P1"/>
      <text:p text:style-name="P1">ln -s ~/.local/src/suckless/sfm/sfm ~/.local/bin/</text:p>
      <text:p text:style-name="P1"/>
      <text:p text:style-name="P1">cd .. </text:p>
      <text:p text:style-name="P1"/>
      <text:p text:style-name="P1">ls</text:p>
      <text:p text:style-name="P1"/>
      <text:p text:style-name="P1">clear</text:p>
      <text:p text:style-name="P1"/>
      <text:p text:style-name="P1"/>
      <text:p text:style-name="P1">make</text:p>
      <text:p text:style-name="P1"/>
      <text:p text:style-name="P1">ln -s ~/.local/src/suckless/st/st ~/.local/bin<text:span text:style-name="T2">1</text:span>/</text:p>
      <text:p text:style-name="P1">cd</text:p>
      <text:p text:style-name="P3">cd st</text:p>
      <text:p text:style-name="P1">clear</text:p>
      <text:p text:style-name="P1">ls</text:p>
      <text:p text:style-name="P3">cd ..</text:p>
      <text:p text:style-name="P1">cd .local/src/suckless/</text:p>
      <text:p text:style-name="P1"/>
      <text:p text:style-name="P1"/>
      <text:p text:style-name="P1"/>
      <text:p text:style-name="P1"/>
      <text:p text:style-name="P1"/>
      <text:p text:style-name="P1">wget <text:a xlink:type="simple" xlink:href="https://dl.suckless.org/dwm/dwm-6.4.tar.gz" text:style-name="Internet_20_link" text:visited-style-name="Visited_20_Internet_20_Link">https://dl.suckless.org/dwm/dwm-6.4.tar.gz</text:a></text:p>
      <text:p text:style-name="P1"/>
      <text:p text:style-name="P1">ls</text:p>
      <text:p text:style-name="P1"/>
      <text:p text:style-name="P1">clear</text:p>
      <text:p text:style-name="P1">ls</text:p>
      <text:p text:style-name="P1">tar -xzf dwm-6.4.tar.gz</text:p>
      <text:p text:style-name="P1"/>
      <text:p text:style-name="P1">ls</text:p>
      <text:p text:style-name="P1"/>
      <text:p text:style-name="P1">mv dwm-6.4.tar.gz tarfiles/</text:p>
      <text:p text:style-name="P1"/>
      <text:p text:style-name="P1">mv dwm-6.4 dwm</text:p>
      <text:p text:style-name="P1"/>
      <text:p text:style-name="P1">ls</text:p>
      <text:p text:style-name="P1"/>
      <text:p text:style-name="P1"><text:soft-page-break/>cd dwm </text:p>
      <text:p text:style-name="P1"/>
      <text:p text:style-name="P1">make</text:p>
      <text:p text:style-name="P1"/>
      <text:p text:style-name="P1">ln -s ~/.local/src/suckless/dwm/dwm ~/.local/bin/</text:p>
      <text:p text:style-name="P1"/>
      <text:p text:style-name="P1">cd</text:p>
      <text:p text:style-name="P1"/>
      <text:p text:style-name="P1">cd .local/share/dotfiles/</text:p>
      <text:p text:style-name="P1">ls</text:p>
      <text:p text:style-name="P1">ls -a</text:p>
      <text:p text:style-name="P1"/>
      <text:p text:style-name="P1">mkdir ~/.config<text:span text:style-name="T3">1</text:span></text:p>
      <text:p text:style-name="P1"/>
      <text:p text:style-name="P1">cp -r <text:s/>.config/* ~/.config/</text:p>
      <text:p text:style-name="P1"/>
      <text:p text:style-name="P1">cd .local/</text:p>
      <text:p text:style-name="P1">ls</text:p>
      <text:p text:style-name="P1">cp bin/* ~/.local/</text:p>
      <text:p text:style-name="P1"/>
      <text:p text:style-name="P1">cd share/</text:p>
      <text:p text:style-name="P1">ls</text:p>
      <text:p text:style-name="P1"/>
      <text:p text:style-name="P1"/>
      <text:p text:style-name="P1">cp -r backgrounds/ ~/.local/share/</text:p>
      <text:p text:style-name="P1"/>
      <text:p text:style-name="P1">cd ..</text:p>
      <text:p text:style-name="P1"/>
      <text:p text:style-name="P1">cd ..</text:p>
      <text:p text:style-name="P1"/>
      <text:p text:style-name="P1">clear</text:p>
      <text:p text:style-name="P1"/>
      <text:p text:style-name="P1">ls</text:p>
      <text:p text:style-name="P1"/>
      <text:p text:style-name="P1">ls -a</text:p>
      <text:p text:style-name="P1"/>
      <text:p text:style-name="P1">cp .xinitrc ~/</text:p>
      <text:p text:style-name="P1"/>
      <text:p text:style-name="P1">cp .zshenv ~/</text:p>
      <text:p text:style-name="P1"/>
      <text:p text:style-name="P1">cd</text:p>
      <text:p text:style-name="P1"/>
      <text:p text:style-name="P1"><text:span text:style-name="T5">nvim </text:span>.xinitrc</text:p>
      <text:p text:style-name="P1"/>
      <text:p text:style-name="P1">cd .local/bin/</text:p>
      <text:p text:style-name="P1"/>
      <text:p text:style-name="P1"><text:span text:style-name="T5">n</text:span><text:span text:style-name="T4">vim</text:span> dwmbar</text:p>
      <text:p text:style-name="P1"/>
      <text:p text:style-name="P1">cd</text:p>
      <text:p text:style-name="P1"><text:soft-page-break/></text:p>
      <text:p text:style-name="P1">cd dwm</text:p>
      <text:p text:style-name="P1"/>
      <text:p text:style-name="P1">ls</text:p>
      <text:p text:style-name="P1">cp -r sbcolors/ ~/.local/src/suckless/dwm/</text:p>
      <text:p text:style-name="P1"/>
      <text:p text:style-name="P1">cp -r colors/ ~/.local/src/suckless/dwm/</text:p>
      <text:p text:style-name="P1"/>
      <text:p text:style-name="P1"/>
      <text:p text:style-name="P1">sudo chsh -s $(which zsh) mike </text:p>
      <text:p text:style-name="P1"/>
      <text:p text:style-name="P1">sudo reboot</text:p>
      <text:p text:style-name="P1"/>
      <text:p text:style-name="P1"/>
      <text:p text:style-name="P1"/>
      <text:p text:style-name="P1"/>
      <text:p text:style-name="P4">[ <text:span text:style-name="T6">f “${XDG_CONF_HOME:</text:span><text:span text:style-name="T7">$HOME/ .config}/x11/xprofile” </text:span><text:span text:style-name="T8">] &amp;&amp;</text:span></text:p>
      <text:p text:style-name="P4"><text:span text:style-name="T7"/></text:p>
      <text:p text:style-name="P4"><text:span text:style-name="T7">7</text:span></text:p>
      <text:p text:style-name="P4"><text:span text:style-name="T7">6</text:span></text:p>
      <text:p text:style-name="P4"><text:span text:style-name="T7">5 <text:s/>#logout</text:span></text:p>
      <text:p text:style-name="P4"><text:span text:style-name="T7">4 #exec i3</text:span></text:p>
      <text:p text:style-name="P4"><text:span text:style-name="T7">3 #spectrwm</text:span></text:p>
      <text:p text:style-name="P4"><text:span text:style-name="T7">2 #slstatus &amp; dwm</text:span></text:p>
      <text:p text:style-name="P4"><text:span text:style-name="T7">1 #while : ; do</text:span></text:p>
      <text:p text:style-name="P4"><text:span text:style-name="T7"/></text:p>
      <text:p text:style-name="P4"><text:span text:style-name="T7">8 # pkill slstatus; <text:s/>slstatus &amp; dwm</text:span></text:p>
      <text:p text:style-name="P4"><text:span text:style-name="T7"/></text:p>
      <text:p text:style-name="P4">1 #done</text:p>
      <text:p text:style-name="P4">2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04:29:22.462538495</meta:creation-date>
    <dc:date>2022-12-01T13:33:26.104386852</dc:date>
    <meta:editing-duration>PT1H31M58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4" meta:paragraph-count="93" meta:word-count="231" meta:character-count="1782" meta:non-whitespace-character-count="1627"/>
  </office:meta>
</office:document-meta>
</file>